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1" style:family="table">
      <style:table-properties style:width="13.811cm" table:align="left"/>
    </style:style>
    <style:style style:name="Táblázat1.A" style:family="table-column">
      <style:table-column-properties style:column-width="2.833cm"/>
    </style:style>
    <style:style style:name="Táblázat1.B" style:family="table-column">
      <style:table-column-properties style:column-width="1.771cm"/>
    </style:style>
    <style:style style:name="Táblázat1.C" style:family="table-column">
      <style:table-column-properties style:column-width="3.896cm"/>
    </style:style>
    <style:style style:name="Táblázat1.D" style:family="table-column">
      <style:table-column-properties style:column-width="1.289cm"/>
    </style:style>
    <style:style style:name="Táblázat1.E" style:family="table-column">
      <style:table-column-properties style:column-width="2.011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F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bcc1" officeooo:paragraph-rsid="0004bcc1"/>
    </style:style>
    <style:style style:name="P2" style:family="paragraph" style:parent-style-name="Standard">
      <style:text-properties officeooo:rsid="0004bcc1" officeooo:paragraph-rsid="000b776e"/>
    </style:style>
    <style:style style:name="P3" style:family="paragraph" style:parent-style-name="Standard">
      <style:text-properties officeooo:rsid="0006b09e" officeooo:paragraph-rsid="0006b09e"/>
    </style:style>
    <style:style style:name="P4" style:family="paragraph" style:parent-style-name="Standard">
      <style:text-properties officeooo:rsid="0006b09e" officeooo:paragraph-rsid="000b776e"/>
    </style:style>
    <style:style style:name="P5" style:family="paragraph" style:parent-style-name="Standard">
      <style:text-properties officeooo:paragraph-rsid="0006b09e"/>
    </style:style>
    <style:style style:name="P6" style:family="paragraph" style:parent-style-name="Standard">
      <style:text-properties fo:font-size="14pt" fo:font-weight="bold" officeooo:rsid="0006b09e" officeooo:paragraph-rsid="0006b09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6b09e" officeooo:paragraph-rsid="000b776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fd15" officeooo:paragraph-rsid="0009fd1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9fd15" officeooo:paragraph-rsid="000cf91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4bcc1" officeooo:paragraph-rsid="000b77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b776e" officeooo:paragraph-rsid="000b776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d049d" officeooo:paragraph-rsid="000d049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b776e" officeooo:paragraph-rsid="000b776e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2pt" fo:font-weight="normal" officeooo:rsid="0006b09e" officeooo:paragraph-rsid="0008471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6b09e" officeooo:paragraph-rsid="000b776e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06b09e" officeooo:paragraph-rsid="000b776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6b09e" officeooo:paragraph-rsid="000cf91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84718" officeooo:paragraph-rsid="0008471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fo:font-size="12pt" fo:font-weight="normal" officeooo:rsid="00084718" officeooo:paragraph-rsid="000b776e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fo:font-size="12pt" fo:font-weight="normal" officeooo:rsid="00084718" officeooo:paragraph-rsid="000cf91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9665b" officeooo:paragraph-rsid="0009665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9665b" officeooo:paragraph-rsid="0009fd1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2pt" fo:font-weight="normal" officeooo:rsid="0009665b" officeooo:paragraph-rsid="000b776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9fd15" officeooo:paragraph-rsid="0009fd1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b776e" officeooo:paragraph-rsid="000b776e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size="12pt" fo:font-weight="normal" officeooo:rsid="000b776e" officeooo:paragraph-rsid="000b776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4bcc1" officeooo:paragraph-rsid="000b776e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4bcc1" officeooo:paragraph-rsid="000cf916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fo:font-size="12pt" fo:font-weight="normal" officeooo:rsid="000cf916" officeooo:paragraph-rsid="000cf91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09fd15" officeooo:paragraph-rsid="0009fd1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09fd15" officeooo:paragraph-rsid="000b776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09fd15" officeooo:paragraph-rsid="000cf916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text-properties fo:font-size="12pt" fo:font-weight="normal" officeooo:rsid="0009fd15" officeooo:paragraph-rsid="000cf91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0b776e" officeooo:paragraph-rsid="000b776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00b776e" officeooo:paragraph-rsid="000cf916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text-properties fo:font-size="12pt" fo:font-weight="normal" officeooo:rsid="000cf916" officeooo:paragraph-rsid="000cf916" style:font-size-asian="10.5pt" style:font-weight-asian="normal" style:font-size-complex="12pt" style:font-weight-complex="normal"/>
    </style:style>
    <style:style style:name="P37" style:family="paragraph" style:parent-style-name="Standard">
      <style:text-properties officeooo:paragraph-rsid="000b776e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0b776e" officeooo:paragraph-rsid="000b776e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0b776e" officeooo:paragraph-rsid="000cf916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paragraph-rsid="000cf916" style:font-size-asian="14pt" style:font-size-complex="14pt"/>
    </style:style>
    <style:style style:name="T1" style:family="text">
      <style:text-properties officeooo:rsid="0006b09e"/>
    </style:style>
    <style:style style:name="T2" style:family="text">
      <style:text-properties officeooo:rsid="00084718"/>
    </style:style>
    <style:style style:name="T3" style:family="text">
      <style:text-properties fo:font-size="12pt" fo:font-weight="normal" officeooo:rsid="00084718" style:font-size-asian="12pt" style:font-weight-asian="normal" style:font-size-complex="12pt" style:font-weight-complex="normal"/>
    </style:style>
    <style:style style:name="T4" style:family="text">
      <style:text-properties officeooo:rsid="0009fd15"/>
    </style:style>
    <style:style style:name="T5" style:family="text">
      <style:text-properties officeooo:rsid="000b776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776e" style:font-style-asian="italic" style:font-style-complex="italic"/>
    </style:style>
    <style:style style:name="T8" style:family="text">
      <style:text-properties officeooo:rsid="000cf9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rág Benjámin</text:p>
      <text:p text:style-name="P11"/>
      <text:p text:style-name="P11">Alhálózati adatok:</text:p>
      <text:p text:style-name="P25">hálózat címe: 192.168.0.0/22</text:p>
      <text:p text:style-name="P25">mérésre használt host IP címe: <text:tab/><text:tab/>192.168.0.111</text:p>
      <text:p text:style-name="P25">alapértelmezett átjáró IP címe: <text:tab/><text:tab/>192.168.0.254</text:p>
      <text:p text:style-name="P25">Windows szerver IP címe: <text:tab/><text:tab/>192.168.1.100</text:p>
      <text:p text:style-name="P25">Linux szerver IP címe:<text:tab/><text:tab/><text:tab/>192.168.2.155</text:p>
      <text:p text:style-name="P13"/>
      <text:p text:style-name="P10"><text:span text:style-name="T5">Útvonal vizsgálása a </text:span><text:span text:style-name="T7">traceroute</text:span><text:span text:style-name="T5"> parancssal:</text:span></text:p>
      <text:p text:style-name="P2">traceroute 192.168.1.100</text:p>
      <text:p text:style-name="P27"><text:tab/>1 <text:s/>192.168.1.100 (192.168.1.100) <text:s/>1.287 ms <text:s/>1.393 ms <text:s/>1.507 ms</text:p>
      <text:p text:style-name="P27"/>
      <text:p text:style-name="P27">traceroute 8.8.8.8</text:p>
      <text:p text:style-name="P2"><text:tab/>1 <text:s/>192.168.0.254 (192.168.0.254) <text:s/>0.255 ms <text:s/>0.202 ms <text:s/>0.170 ms</text:p>
      <text:p text:style-name="P2"><text:tab/> 2 <text:s/>10.2.0.2 (10.2.0.2) <text:s/>1.613 ms * *</text:p>
      <text:p text:style-name="P2"><text:tab/> 3 <text:s/>* * *</text:p>
      <text:p text:style-name="P2"><text:tab/> 4 <text:s/>10.1.1.22 (10.1.1.22) <text:s/>8.829 ms <text:s/>8.801 ms <text:s/>8.743 ms</text:p>
      <text:p text:style-name="P2"><text:tab/> 5 <text:s/>* * *</text:p>
      <text:p text:style-name="P2"><text:tab/> 6 <text:s/>catv-80-98-51-254.catv.broadband.hu (80.98.51.254) <text:s/>905.931 ms <text:s/>888.414 ms <text:s/>888.384 <text:tab/>ms</text:p>
      <text:p text:style-name="P2"><text:tab/> 7 <text:s/>catv-89-135-214-61.catv.broadband.hu (89.135.214.61) <text:s/>29.481 ms <text:s/>15.166 ms <text:s/>15.054 <text:tab/>ms</text:p>
      <text:p text:style-name="P2"><text:tab/> 8 <text:s/>hu-bud03a-rc1-ae46-2035.aorta.net (84.116.242.66) <text:s/>15.076 ms <text:s/>15.060 ms <text:s/>14.987 ms</text:p>
      <text:p text:style-name="P2"><text:tab/> 9 <text:s/>hu-bud05a-ri1-ae15-0.aorta.net (84.116.137.78) <text:s/>17.229 ms hu-bud05a-ri1-ae17-<text:tab/>0.aorta.net (84.116.134.58) <text:s/>17.128 ms hu-bud05a-ri1-ae15-0.aorta.net (84.116.137.78) <text:s/><text:tab/>17.133 ms</text:p>
      <text:p text:style-name="P2"><text:tab/>10 <text:s/>72.14.209.116 (72.14.209.116) <text:s/>17.811 ms <text:s/>17.803 ms <text:s/>14.850 ms</text:p>
      <text:p text:style-name="P2"><text:tab/>11 <text:s/>72.14.238.101 (72.14.238.101) <text:s/>14.818 ms <text:s/>14.794 ms <text:s/>14.165 ms</text:p>
      <text:p text:style-name="P27"><text:tab/>12 <text:s/>google-public-dns-a.google.com (8.8.8.8) <text:s/>14.117 ms <text:s/>11.123 ms <text:s/>11.096 ms</text:p>
      <text:p text:style-name="P27"/>
      <text:p text:style-name="P37"><text:span text:style-name="T1">traceroute umszki.hu</text:span></text:p>
      <text:p text:style-name="P4"><text:s/><text:tab/>1 <text:s/>192.168.0.254 (192.168.0.254) <text:s/>0.448 ms <text:s/>0.400 ms <text:s/>0.477 ms</text:p>
      <text:p text:style-name="P4"><text:s/><text:tab/>2 <text:s/>10.2.0.2 (10.2.0.2) <text:s/>18.723 ms <text:s/>18.718 ms <text:s/>18.695 ms</text:p>
      <text:p text:style-name="P4"><text:s/><text:tab/>3 <text:s/>* * *</text:p>
      <text:p text:style-name="P4"><text:s/><text:tab/>4 <text:s/>10.1.1.22 (10.1.1.22) <text:s/>21.441 ms <text:s/>21.433 ms <text:s/>21.408 ms</text:p>
      <text:p text:style-name="P4"><text:s/><text:tab/>5 <text:s/>* * *</text:p>
      <text:p text:style-name="P4"><text:s/><text:tab/>6 <text:s/>catv-80-98-51-254.catv.broadband.hu (80.98.51.254) <text:s/>47.577 ms <text:s/>49.201 ms <text:s/>54.986 ms</text:p>
      <text:p text:style-name="P4"><text:s/><text:tab/>7 <text:s/>catv-89-135-214-61.catv.broadband.hu (89.135.214.61) <text:s/>44.589 ms <text:s/>50.628 ms <text:s/>52.089 <text:tab/>ms</text:p>
      <text:p text:style-name="P4"><text:s/><text:tab/>8 <text:s/>hu-bud03a-rc1-ae46-2035.aorta.net (84.116.242.66) <text:s/>44.494 ms <text:s/>44.449 ms <text:s/>50.519 ms</text:p>
      <text:p text:style-name="P4"><text:s/><text:tab/>9 <text:s/>hu-bud06a-ri1-ae14-0.aorta.net (84.116.137.202) <text:s/>54.545 ms hu-bud06a-ri1-ae4-0<text:tab/>.aorta.net (84.116.137.14) <text:s/>61.843 ms <text:s/>61.037 ms</text:p>
      <text:p text:style-name="P4"><text:tab/>10 <text:s/>bpt-b4-link.telia.net (213.248.70.253) <text:s/>61.031 ms <text:s/>71.177 ms <text:s/>71.148 ms</text:p>
      <text:p text:style-name="P4"><text:tab/>11 <text:s/>dravanet-ic-324273-bpt-b4.c.telia.net (62.115.153.5) <text:s/>71.124 ms <text:s/>66.187 ms <text:s/>66.095 ms</text:p>
      <text:p text:style-name="P4"><text:tab/>12 <text:s/>62.112.213.207 (62.112.213.207) <text:s/>67.981 ms <text:s/>65.094 ms <text:s/>58.463 ms</text:p>
      <text:p text:style-name="P15"><text:tab/>13 <text:s/>62.112.213.207 (62.112.213.207) <text:s/>57.909 ms <text:s/>58.562 ms <text:s/>58.223 ms</text:p>
      <text:p text:style-name="P15"/>
      <text:p text:style-name="P7"/>
      <text:p text:style-name="P7"/>
      <text:p text:style-name="P7"/>
      <text:p text:style-name="P7"><text:soft-page-break/></text:p>
      <text:p text:style-name="P7"/>
      <text:p text:style-name="P11">Hálózati sebesség tesztelése a <text:span text:style-name="T6">speedtest</text:span> parancssal</text:p>
      <text:p text:style-name="P4"/>
      <text:p text:style-name="P4">Testing from UPC Magyarorszag (89.135.98.64)...</text:p>
      <text:p text:style-name="P4">Selecting best server based on latency...</text:p>
      <text:p text:style-name="P4">Hosted by ATW Internet Kft. (Budapest) [2.50 km]: 34.086 ms</text:p>
      <text:p text:style-name="P4">Download: 59.09 Mbit/s</text:p>
      <text:p text:style-name="P15">Upload: 20.97 Mbit/s</text:p>
      <text:p text:style-name="P15"/>
      <text:p text:style-name="P11">Használatban lévő portok</text:p>
      <text:p text:style-name="P7"/>
      <text:list xml:id="list213092968981161906" text:style-name="L2">
        <text:list-item>
          <text:p text:style-name="P26">Host-on</text:p>
          <text:list>
            <text:list-item>
              <text:p text:style-name="P16">22/tcp open <text:s/>ssh</text:p>
            </text:list-item>
          </text:list>
        </text:list-item>
        <text:list-item>
          <text:p text:style-name="P29">Windows szerveren</text:p>
          <text:list>
            <text:list-item>
              <text:p text:style-name="P20">53,88,135,139,389,445,464,593,636,3268,3269,49152,</text:p>
            </text:list-item>
            <text:list-item>
              <text:p text:style-name="P20">49153,49154,49155,49157,49158,49176</text:p>
            </text:list-item>
          </text:list>
        </text:list-item>
        <text:list-item>
          <text:p text:style-name="P29">Linux szerveren</text:p>
          <text:list>
            <text:list-item>
              <text:p text:style-name="P19">22,<text:span text:style-name="T8">80</text:span></text:p>
            </text:list-item>
          </text:list>
        </text:list-item>
        <text:list-item>
          <text:p text:style-name="P29">Átjárón lhasznált portok</text:p>
          <text:list>
            <text:list-item>
              <text:p text:style-name="P19">22,53,80,666</text:p>
            </text:list-item>
          </text:list>
        </text:list-item>
        <text:list-item>
          <text:p text:style-name="P29">Google szerverén használt portok</text:p>
          <text:list>
            <text:list-item>
              <text:p text:style-name="P23"><text:span text:style-name="T4">53,443</text:span></text:p>
            </text:list-item>
          </text:list>
        </text:list-item>
      </text:list>
      <text:p text:style-name="P9"/>
      <text:p text:style-name="P9">Felismert portok</text:p>
      <text:p text:style-name="P32"/>
      <text:list xml:id="list305785660937041661" text:style-name="L3">
        <text:list-item>
          <text:p text:style-name="P36">Hoston lévő felismert portok</text:p>
          <text:list>
            <text:list-item>
              <text:p text:style-name="P33">22 ssh</text:p>
            </text:list-item>
          </text:list>
        </text:list-item>
        <text:list-item>
          <text:p text:style-name="P36">Windows szerveren</text:p>
          <text:list>
            <text:list-item>
              <text:p text:style-name="P33">53 domain</text:p>
            </text:list-item>
          </text:list>
        </text:list-item>
        <text:list-item>
          <text:p text:style-name="P36">Linux szerveren</text:p>
          <text:list>
            <text:list-item>
              <text:p text:style-name="P33">22 ssh</text:p>
            </text:list-item>
            <text:list-item>
              <text:p text:style-name="P33">80 http</text:p>
            </text:list-item>
          </text:list>
        </text:list-item>
        <text:list-item>
          <text:p text:style-name="P36">Átjárón</text:p>
          <text:list>
            <text:list-item>
              <text:p text:style-name="P33">22 ssh</text:p>
            </text:list-item>
            <text:list-item>
              <text:p text:style-name="P33">53 domain</text:p>
            </text:list-item>
            <text:list-item>
              <text:p text:style-name="P33">80 http</text:p>
            </text:list-item>
          </text:list>
        </text:list-item>
        <text:list-item>
          <text:p text:style-name="P36">Google szerverén</text:p>
          <text:list>
            <text:list-item>
              <text:p text:style-name="P33">53 domain</text:p>
            </text:list-item>
            <text:list-item>
              <text:p text:style-name="P33">443 https</text:p>
            </text:list-item>
          </text:list>
        </text:list-item>
      </text:list>
      <text:p text:style-name="P32"/>
      <text:p text:style-name="P9">ARP tábl<text:span text:style-name="T8">ája a host-nak</text:span></text:p>
      <text:p text:style-name="P17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 table:number-columns-repeated="2"/>
        <table:table-row>
          <table:table-cell table:style-name="Táblázat1.A1" office:value-type="string">
            <text:p text:style-name="P32"><text:span text:style-name="T5">Address</text:span></text:p>
          </table:table-cell>
          <table:table-cell table:style-name="Táblázat1.A1" office:value-type="string">
            <text:p text:style-name="P32"><text:span text:style-name="T5">HWtype</text:span></text:p>
          </table:table-cell>
          <table:table-cell table:style-name="Táblázat1.A1" office:value-type="string">
            <text:p text:style-name="P32"><text:span text:style-name="T5">HWaddress</text:span></text:p>
          </table:table-cell>
          <table:table-cell table:style-name="Táblázat1.A1" office:value-type="string">
            <text:p text:style-name="P32"><text:span text:style-name="T5">Flags</text:span></text:p>
          </table:table-cell>
          <table:table-cell table:style-name="Táblázat1.A1" office:value-type="string">
            <text:p text:style-name="P32"><text:span text:style-name="T5">Mask</text:span></text:p>
          </table:table-cell>
          <table:table-cell table:style-name="Táblázat1.F1" office:value-type="string">
            <text:p text:style-name="P32"><text:span text:style-name="T5">Iface</text:span></text:p>
          </table:table-cell>
        </table:table-row>
        <table:table-row>
          <table:table-cell table:style-name="Táblázat1.A2" office:value-type="string">
            <text:p text:style-name="P35">192.168.1.100</text:p>
          </table:table-cell>
          <table:table-cell table:style-name="Táblázat1.A2" office:value-type="string">
            <text:p text:style-name="P35">ether </text:p>
          </table:table-cell>
          <table:table-cell table:style-name="Táblázat1.A2" office:value-type="string">
            <text:p text:style-name="P35">00:0e:08:3a:79:41 <text:s/></text:p>
          </table:table-cell>
          <table:table-cell table:style-name="Táblázat1.A2" office:value-type="string">
            <text:p text:style-name="P39">C</text:p>
          </table:table-cell>
          <table:table-cell table:style-name="Táblázat1.A2" office:value-type="string">
            <text:p text:style-name="P41">-</text:p>
          </table:table-cell>
          <table:table-cell table:style-name="Táblázat1.F2" office:value-type="string">
            <text:p text:style-name="P35">enp2s0</text:p>
          </table:table-cell>
        </table:table-row>
        <table:table-row>
          <table:table-cell table:style-name="Táblázat1.A2" office:value-type="string">
            <text:p text:style-name="P35">192.168.0.254 <text:s/></text:p>
          </table:table-cell>
          <table:table-cell table:style-name="Táblázat1.A2" office:value-type="string">
            <text:p text:style-name="P35">ether </text:p>
          </table:table-cell>
          <table:table-cell table:style-name="Táblázat1.A2" office:value-type="string">
            <text:p text:style-name="P35">c8:3a:35:d4:43:da</text:p>
          </table:table-cell>
          <table:table-cell table:style-name="Táblázat1.A2" office:value-type="string">
            <text:p text:style-name="P39">C</text:p>
          </table:table-cell>
          <table:table-cell table:style-name="Táblázat1.A2" office:value-type="string">
            <text:p text:style-name="P41">-</text:p>
          </table:table-cell>
          <table:table-cell table:style-name="Táblázat1.F2" office:value-type="string">
            <text:p text:style-name="P35">enp2s0</text:p>
          </table:table-cell>
        </table:table-row>
        <table:table-row>
          <table:table-cell table:style-name="Táblázat1.A2" office:value-type="string">
            <text:p text:style-name="P35">192.168.2.155</text:p>
          </table:table-cell>
          <table:table-cell table:style-name="Táblázat1.A2" office:value-type="string">
            <text:p text:style-name="P35">ether </text:p>
          </table:table-cell>
          <table:table-cell table:style-name="Táblázat1.A2" office:value-type="string">
            <text:p text:style-name="P35">08:00:27:e6:46:61 </text:p>
          </table:table-cell>
          <table:table-cell table:style-name="Táblázat1.A2" office:value-type="string">
            <text:p text:style-name="P39">C</text:p>
          </table:table-cell>
          <table:table-cell table:style-name="Táblázat1.A2" office:value-type="string">
            <text:p text:style-name="P41">-</text:p>
          </table:table-cell>
          <table:table-cell table:style-name="Táblázat1.F2" office:value-type="string">
            <text:p text:style-name="P35">enp2s0</text:p>
          </table:table-cell>
        </table:table-row>
        <text:soft-page-break/>
        <table:table-row>
          <table:table-cell table:style-name="Táblázat1.A2" office:value-type="string">
            <text:p text:style-name="P35">192.168.0.100 </text:p>
          </table:table-cell>
          <table:table-cell table:style-name="Táblázat1.A2" office:value-type="string">
            <text:p text:style-name="P35">ether </text:p>
          </table:table-cell>
          <table:table-cell table:style-name="Táblázat1.A2" office:value-type="string">
            <text:p text:style-name="P35">d8:cb:8a:38:5d:24</text:p>
          </table:table-cell>
          <table:table-cell table:style-name="Táblázat1.A2" office:value-type="string">
            <text:p text:style-name="P39">C</text:p>
          </table:table-cell>
          <table:table-cell table:style-name="Táblázat1.A2" office:value-type="string">
            <text:p text:style-name="P41">-</text:p>
          </table:table-cell>
          <table:table-cell table:style-name="Táblázat1.F2" office:value-type="string">
            <text:p text:style-name="P35">enp2s0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22:55.083202178</meta:creation-date>
    <dc:date>2018-05-31T12:00:34.834478426</dc:date>
    <meta:editing-duration>PT14M5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3" meta:paragraph-count="101" meta:word-count="405" meta:character-count="3055" meta:non-whitespace-character-count="2620"/>
  </office:meta>
</office:document-meta>
</file>